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rsid="000ff9a4" officeooo:paragraph-rsid="000ff9a4"/>
    </style:style>
    <style:style style:name="P4" style:family="paragraph" style:parent-style-name="Standard">
      <style:paragraph-properties fo:text-align="start" style:justify-single-word="false"/>
      <style:text-properties officeooo:rsid="00108dc3" officeooo:paragraph-rsid="00108dc3"/>
    </style:style>
    <style:style style:name="P5" style:family="paragraph" style:parent-style-name="Standard">
      <style:paragraph-properties fo:text-align="center" style:justify-single-word="false"/>
      <style:text-properties officeooo:rsid="00108dc3" officeooo:paragraph-rsid="00108dc3"/>
    </style:style>
    <style:style style:name="P6" style:family="paragraph" style:parent-style-name="Standard">
      <style:paragraph-properties fo:text-align="start" style:justify-single-word="false"/>
      <style:text-properties officeooo:rsid="0013893a" officeooo:paragraph-rsid="0013893a"/>
    </style:style>
    <style:style style:name="P7" style:family="paragraph" style:parent-style-name="Standard">
      <style:paragraph-properties fo:text-align="center" style:justify-single-word="false"/>
      <style:text-properties fo:font-weight="bold" officeooo:rsid="00156330" officeooo:paragraph-rsid="00156330" style:font-weight-asian="bold" style:font-weight-complex="bold"/>
    </style:style>
    <style:style style:name="P8" style:family="paragraph" style:parent-style-name="Standard">
      <style:paragraph-properties fo:text-align="center" style:justify-single-word="false"/>
      <style:text-properties fo:font-weight="bold" officeooo:rsid="00181e0d" officeooo:paragraph-rsid="00181e0d" style:font-weight-asian="bold" style:font-weight-complex="bold"/>
    </style:style>
    <style:style style:name="P9" style:family="paragraph" style:parent-style-name="Standard">
      <style:paragraph-properties fo:text-align="start" style:justify-single-word="false"/>
      <style:text-properties fo:font-weight="normal" officeooo:rsid="00156330" officeooo:paragraph-rsid="00156330" style:font-weight-asian="normal" style:font-weight-complex="normal"/>
    </style:style>
    <style:style style:name="P10" style:family="paragraph" style:parent-style-name="Standard">
      <style:paragraph-properties fo:text-align="start" style:justify-single-word="false"/>
      <style:text-properties fo:font-weight="normal" officeooo:rsid="00156330" officeooo:paragraph-rsid="00169425" style:font-weight-asian="normal" style:font-weight-complex="normal"/>
    </style:style>
    <style:style style:name="P11" style:family="paragraph" style:parent-style-name="Standard">
      <style:paragraph-properties fo:text-align="start" style:justify-single-word="false"/>
      <style:text-properties fo:font-style="normal" fo:font-weight="normal" officeooo:rsid="00156330" officeooo:paragraph-rsid="00169425"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rsid="00169425" officeooo:paragraph-rsid="00169425"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181e0d" officeooo:paragraph-rsid="00181e0d"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tyle="normal" fo:font-weight="bold" officeooo:rsid="00181e0d" officeooo:paragraph-rsid="00181e0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Liberation Serif1" fo:font-style="normal" fo:font-weight="normal" officeooo:rsid="0019f910" officeooo:paragraph-rsid="0019f910"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Liberation Serif1" fo:font-style="normal" fo:font-weight="normal" officeooo:rsid="001a8d10" officeooo:paragraph-rsid="001a8d10" style:font-name-asian="AR PL SungtiL GB" style:font-style-asian="normal" style:font-weight-asian="normal" style:font-name-complex="Lohit Devanagari" style:font-style-complex="normal" style:font-weight-complex="normal"/>
    </style:style>
    <style:style style:name="P17" style:family="paragraph" style:parent-style-name="Standard">
      <style:paragraph-properties fo:text-align="start" style:justify-single-word="false"/>
      <style:text-properties style:font-name="Liberation Serif1" fo:font-style="normal" fo:font-weight="bold" officeooo:rsid="00181e0d" officeooo:paragraph-rsid="0019f910"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style:font-name="Liberation Serif1" fo:font-style="normal" style:text-underline-style="none" fo:font-weight="normal" officeooo:rsid="001a8d10" officeooo:paragraph-rsid="001a8d10" style:font-name-asian="AR PL SungtiL GB" style:font-style-asian="normal" style:font-weight-asian="normal" style:font-name-complex="Lohit Devanagari" style:font-style-complex="normal" style:font-weight-complex="normal"/>
    </style:style>
    <style:style style:name="P19" style:family="paragraph" style:parent-style-name="Standard">
      <style:paragraph-properties fo:text-align="center" style:justify-single-word="false"/>
      <style:text-properties style:font-name="Liberation Serif1" fo:font-style="normal" style:text-underline-style="none" fo:font-weight="bold" officeooo:rsid="001d4df0" officeooo:paragraph-rsid="001d4df0" style:font-name-asian="AR PL SungtiL GB" style:font-style-asian="normal" style:font-weight-asian="bold" style:font-name-complex="Lohit Devanagari" style:font-style-complex="normal" style:font-weight-complex="bold"/>
    </style:style>
    <style:style style:name="P20" style:family="paragraph" style:parent-style-name="Standard">
      <style:paragraph-properties fo:text-align="center" style:justify-single-word="false"/>
      <style:text-properties style:font-name="Liberation Serif1" fo:font-style="normal" style:text-underline-style="none" fo:font-weight="bold" officeooo:rsid="001f051c" officeooo:paragraph-rsid="001f051c" style:font-name-asian="AR PL SungtiL GB" style:font-style-asian="normal" style:font-weight-asian="bold" style:font-name-complex="Lohit Devanagari" style:font-style-complex="normal" style:font-weight-complex="bold"/>
    </style:style>
    <style:style style:name="P21" style:family="paragraph" style:parent-style-name="Standard">
      <style:paragraph-properties fo:text-align="start" style:justify-single-word="false"/>
      <style:text-properties style:font-name="Liberation Serif1" fo:font-style="normal" style:text-underline-style="none" fo:font-weight="bold" officeooo:rsid="001f91b0" officeooo:paragraph-rsid="001f91b0" style:font-name-asian="AR PL SungtiL GB" style:font-style-asian="normal" style:font-weight-asian="bold" style:font-name-complex="Lohit Devanagari" style:font-style-complex="normal" style:font-weight-complex="bold"/>
    </style:style>
    <style:style style:name="P22" style:family="paragraph" style:parent-style-name="Standard">
      <style:paragraph-properties fo:text-align="start" style:justify-single-word="false"/>
      <style:text-properties style:font-name="Liberation Serif1" fo:font-style="normal" style:text-underline-style="none" fo:font-weight="bold" officeooo:rsid="001f91b0" officeooo:paragraph-rsid="0020a80e" style:font-name-asian="AR PL SungtiL GB" style:font-style-asian="normal" style:font-weight-asian="bold" style:font-name-complex="Lohit Devanagari" style:font-style-complex="normal" style:font-weight-complex="bold"/>
    </style:style>
    <style:style style:name="P23" style:family="paragraph" style:parent-style-name="Standard">
      <style:paragraph-properties fo:text-align="start" style:justify-single-word="false"/>
      <style:text-properties style:font-name="Liberation Serif1" fo:font-style="normal" style:text-underline-style="none" fo:font-weight="bold" officeooo:rsid="0020a80e" officeooo:paragraph-rsid="0020a80e" style:font-name-asian="AR PL SungtiL GB" style:font-style-asian="normal" style:font-weight-asian="bold" style:font-name-complex="Lohit Devanagari" style:font-style-complex="normal" style:font-weight-complex="bold"/>
    </style:style>
    <style:style style:name="P24" style:family="paragraph" style:parent-style-name="Standard">
      <style:paragraph-properties fo:text-align="start" style:justify-single-word="false"/>
      <style:text-properties style:font-name="Liberation Serif1" fo:font-style="normal" style:text-underline-style="none" fo:font-weight="bold" officeooo:rsid="00241c84" officeooo:paragraph-rsid="00241c84" style:font-name-asian="AR PL SungtiL GB" style:font-style-asian="normal" style:font-weight-asian="bold" style:font-name-complex="Lohit Devanagari" style:font-style-complex="normal" style:font-weight-complex="bold"/>
    </style:style>
    <style:style style:name="P25" style:family="paragraph" style:parent-style-name="Standard">
      <style:paragraph-properties fo:text-align="start" style:justify-single-word="false"/>
      <style:text-properties style:font-name="Liberation Serif1" fo:font-style="normal" style:text-underline-style="none" fo:font-weight="bold" officeooo:rsid="00256576" officeooo:paragraph-rsid="00256576" style:font-name-asian="AR PL SungtiL GB" style:font-style-asian="normal" style:font-weight-asian="bold" style:font-name-complex="Lohit Devanagari" style:font-style-complex="normal" style:font-weight-complex="bold"/>
    </style:style>
    <style:style style:name="P26" style:family="paragraph" style:parent-style-name="Standard">
      <style:paragraph-properties fo:text-align="start" style:justify-single-word="false"/>
      <style:text-properties style:font-name="Liberation Serif1" fo:font-style="normal" style:text-underline-style="none" fo:font-weight="bold" officeooo:rsid="002762cd" officeooo:paragraph-rsid="002762cd" style:font-name-asian="AR PL SungtiL GB" style:font-style-asian="normal" style:font-weight-asian="bold" style:font-name-complex="Lohit Devanagari" style:font-style-complex="normal" style:font-weight-complex="bold"/>
    </style:style>
    <style:style style:name="P27" style:family="paragraph" style:parent-style-name="Standard">
      <style:paragraph-properties fo:text-align="start" style:justify-single-word="false"/>
      <style:text-properties style:font-name="Liberation Serif" fo:font-style="normal" fo:font-weight="normal" officeooo:rsid="0019f910" officeooo:paragraph-rsid="0019f910" style:font-style-asian="normal" style:font-weight-asian="normal"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1" fo:font-style="normal" style:text-underline-style="none" fo:font-weight="bold" officeooo:rsid="001f051c" officeooo:paragraph-rsid="001f051c" style:font-name-asian="AR PL SungtiL GB" style:font-style-asian="normal" style:font-weight-asian="bold" style:font-name-complex="Lohit Devanagari" style:font-style-complex="normal" style:font-weight-complex="bold"/>
    </style:style>
    <style:style style:name="P29" style:family="paragraph" style:parent-style-name="Standard" style:list-style-name="L1">
      <style:paragraph-properties fo:text-align="start" style:justify-single-word="false"/>
      <style:text-properties officeooo:rsid="00108dc3" officeooo:paragraph-rsid="00108dc3"/>
    </style:style>
    <style:style style:name="P30" style:family="paragraph" style:parent-style-name="Standard" style:list-style-name="L1">
      <style:paragraph-properties fo:text-align="center" style:justify-single-word="false"/>
      <style:text-properties officeooo:rsid="00108dc3" officeooo:paragraph-rsid="00108dc3"/>
    </style:style>
    <style:style style:name="P31" style:family="paragraph" style:parent-style-name="Standard" style:list-style-name="L1">
      <style:paragraph-properties fo:text-align="start" style:justify-single-word="false"/>
      <style:text-properties officeooo:rsid="0013893a" officeooo:paragraph-rsid="0013893a"/>
    </style:style>
    <style:style style:name="P32" style:family="paragraph" style:parent-style-name="Standard" style:list-style-name="L2">
      <style:paragraph-properties fo:text-align="start" style:justify-single-word="false"/>
      <style:text-properties fo:font-weight="normal" officeooo:rsid="0019f910" officeooo:paragraph-rsid="0019f910" style:font-weight-asian="normal" style:font-weight-complex="normal"/>
    </style:style>
    <style:style style:name="P33" style:family="paragraph" style:parent-style-name="Standard" style:list-style-name="L3">
      <style:paragraph-properties fo:text-align="start" style:justify-single-word="false"/>
      <style:text-properties fo:font-weight="normal" officeooo:rsid="0019f910" officeooo:paragraph-rsid="0019f910" style:font-weight-asian="normal" style:font-weight-complex="normal"/>
    </style:style>
    <style:style style:name="P34" style:family="paragraph" style:parent-style-name="Standard" style:list-style-name="L4">
      <style:paragraph-properties fo:text-align="start" style:justify-single-word="false"/>
      <style:text-properties style:font-name="Liberation Serif1" fo:font-style="normal" fo:font-weight="normal" officeooo:rsid="001a8d10" officeooo:paragraph-rsid="001a8d10" style:font-name-asian="AR PL SungtiL GB" style:font-style-asian="normal" style:font-weight-asian="normal" style:font-name-complex="Lohit Devanagari" style:font-style-complex="normal" style:font-weight-complex="normal"/>
    </style:style>
    <style:style style:name="P35" style:family="paragraph" style:parent-style-name="Standard" style:list-style-name="L5">
      <style:paragraph-properties fo:text-align="start" style:justify-single-word="false"/>
      <style:text-properties style:font-name="Liberation Serif1" fo:font-style="normal" style:text-underline-style="none" fo:font-weight="bold" officeooo:rsid="001f051c" officeooo:paragraph-rsid="001f051c" style:font-name-asian="AR PL SungtiL GB" style:font-style-asian="normal" style:font-weight-asian="bold" style:font-name-complex="Lohit Devanagari" style:font-style-complex="normal" style:font-weight-complex="bold"/>
    </style:style>
    <style:style style:name="P36" style:family="paragraph" style:parent-style-name="Standard">
      <style:paragraph-properties fo:text-align="center" style:justify-single-word="false"/>
      <style:text-properties style:font-name="Liberation Serif1" fo:font-style="normal" style:text-underline-style="none" fo:font-weight="bold" officeooo:rsid="001d4df0" officeooo:paragraph-rsid="001d4df0" style:font-name-asian="AR PL SungtiL GB" style:font-style-asian="normal" style:font-weight-asian="bold" style:font-name-complex="Lohit Devanagari" style:font-style-complex="normal" style:font-weight-complex="bold"/>
    </style:style>
    <style:style style:name="P37" style:family="paragraph" style:parent-style-name="Standard">
      <style:paragraph-properties fo:text-align="start" style:justify-single-word="false"/>
      <style:text-properties style:font-name="Liberation Serif1" fo:font-style="normal" style:text-underline-style="none" fo:font-weight="normal" officeooo:rsid="001f051c" officeooo:paragraph-rsid="001f051c" style:font-name-asian="AR PL SungtiL GB" style:font-style-asian="normal" style:font-weight-asian="normal" style:font-name-complex="Lohit Devanagari" style:font-style-complex="normal" style:font-weight-complex="normal"/>
    </style:style>
    <style:style style:name="P38" style:family="paragraph" style:parent-style-name="Standard">
      <style:paragraph-properties fo:text-align="start" style:justify-single-word="false"/>
      <style:text-properties style:font-name="Liberation Serif1" fo:font-style="normal" style:text-underline-style="none" fo:font-weight="normal" officeooo:rsid="001f91b0" officeooo:paragraph-rsid="001f91b0" style:font-name-asian="AR PL SungtiL GB" style:font-style-asian="normal" style:font-weight-asian="normal" style:font-name-complex="Lohit Devanagari" style:font-style-complex="normal" style:font-weight-complex="normal"/>
    </style:style>
    <style:style style:name="P39" style:family="paragraph" style:parent-style-name="Standard">
      <style:paragraph-properties fo:text-align="start" style:justify-single-word="false"/>
      <style:text-properties style:font-name="Liberation Serif1" fo:font-style="normal" style:text-underline-style="none" fo:font-weight="normal" officeooo:rsid="0020a80e" officeooo:paragraph-rsid="0020a80e" style:font-name-asian="AR PL SungtiL GB" style:font-style-asian="normal" style:font-weight-asian="normal" style:font-name-complex="Lohit Devanagari" style:font-style-complex="normal" style:font-weight-complex="normal"/>
    </style:style>
    <style:style style:name="P40" style:family="paragraph" style:parent-style-name="Standard">
      <style:paragraph-properties fo:text-align="start" style:justify-single-word="false"/>
      <style:text-properties style:font-name="Liberation Serif1" fo:font-style="normal" style:text-underline-style="none" fo:font-weight="normal" officeooo:rsid="00256576" officeooo:paragraph-rsid="00256576" style:font-name-asian="AR PL SungtiL GB" style:font-style-asian="normal" style:font-weight-asian="normal" style:font-name-complex="Lohit Devanagari" style:font-style-complex="normal" style:font-weight-complex="normal"/>
    </style:style>
    <style:style style:name="P41" style:family="paragraph" style:parent-style-name="Standard">
      <style:paragraph-properties fo:text-align="start" style:justify-single-word="false"/>
      <style:text-properties style:font-name="Liberation Serif1" fo:font-style="normal" style:text-underline-style="none" fo:font-weight="normal" officeooo:rsid="002762cd" officeooo:paragraph-rsid="00256576" style:font-name-asian="AR PL SungtiL GB" style:font-style-asian="normal" style:font-weight-asian="normal" style:font-name-complex="Lohit Devanagari" style:font-style-complex="normal" style:font-weight-complex="normal"/>
    </style:style>
    <style:style style:name="P42" style:family="paragraph" style:parent-style-name="Standard">
      <style:paragraph-properties fo:text-align="start" style:justify-single-word="false"/>
      <style:text-properties style:font-name="Liberation Serif1" fo:font-style="normal" style:text-underline-style="none" fo:font-weight="normal" officeooo:rsid="002a0e3a" officeooo:paragraph-rsid="002a0e3a" style:font-name-asian="AR PL SungtiL GB" style:font-style-asian="normal" style:font-weight-asian="normal" style:font-name-complex="Lohit Devanagari" style:font-style-complex="normal" style:font-weight-complex="normal"/>
    </style:style>
    <style:style style:name="P43" style:family="paragraph" style:parent-style-name="Standard">
      <style:paragraph-properties fo:text-align="start" style:justify-single-word="false"/>
      <style:text-properties style:font-name="Liberation Serif1" fo:font-style="normal" style:text-underline-style="none" fo:font-weight="normal" officeooo:rsid="002b8632" officeooo:paragraph-rsid="002b8632" style:font-name-asian="AR PL SungtiL GB" style:font-style-asian="normal" style:font-weight-asian="normal" style:font-name-complex="Lohit Devanagari" style:font-style-complex="normal" style:font-weight-complex="normal"/>
    </style:style>
    <style:style style:name="P44" style:family="paragraph" style:parent-style-name="Standard">
      <style:paragraph-properties fo:text-align="start" style:justify-single-word="false"/>
      <style:text-properties style:font-name="Liberation Serif1" fo:font-style="normal" style:text-underline-style="none" fo:font-weight="normal" officeooo:rsid="002cfb3f" officeooo:paragraph-rsid="002cfb3f" style:font-name-asian="AR PL SungtiL GB" style:font-style-asian="normal" style:font-weight-asian="normal" style:font-name-complex="Lohit Devanagari" style:font-style-complex="normal" style:font-weight-complex="normal"/>
    </style:style>
    <style:style style:name="P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center" fo:text-indent="0in"/>
    </style:style>
    <style:style style:name="T1" style:family="text">
      <style:text-properties officeooo:rsid="00108dc3"/>
    </style:style>
    <style:style style:name="T2" style:family="text">
      <style:text-properties officeooo:rsid="0013893a"/>
    </style:style>
    <style:style style:name="T3" style:family="text">
      <style:text-properties officeooo:rsid="0015633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69425"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Liberation Serif1"/>
    </style:style>
    <style:style style:name="T10" style:family="text">
      <style:text-properties style:font-name="Liberation Serif1" fo:font-style="normal" fo:font-weight="bold" officeooo:rsid="00169425" style:font-style-asian="normal" style:font-weight-asian="bold" style:font-style-complex="normal" style:font-weight-complex="bold"/>
    </style:style>
    <style:style style:name="T11" style:family="text">
      <style:text-properties style:font-name="Liberation Serif1" fo:font-style="normal" fo:font-weight="bold" officeooo:rsid="00181e0d" style:font-style-asian="normal" style:font-weight-asian="bold" style:font-style-complex="normal" style:font-weight-complex="bold"/>
    </style:style>
    <style:style style:name="T12" style:family="text">
      <style:text-properties style:font-name="Liberation Serif1" fo:font-style="normal" style:font-style-asian="normal" style:font-style-complex="normal"/>
    </style:style>
    <style:style style:name="T13" style:family="text">
      <style:text-properties style:font-name="Liberation Serif1" fo:font-style="normal" officeooo:rsid="00181e0d" style:font-style-asian="normal" style:font-style-complex="normal"/>
    </style:style>
    <style:style style:name="T14" style:family="text">
      <style:text-properties style:font-name="Liberation Serif1" fo:font-style="normal" style:font-name-asian="Liberation Serif1" style:font-style-asian="normal" style:font-name-complex="Liberation Serif1" style:font-style-complex="normal"/>
    </style:style>
    <style:style style:name="T15" style:family="text">
      <style:text-properties style:font-name="Liberation Serif1" fo:font-style="normal" style:font-name-asian="AR PL SungtiL GB" style:font-style-asian="normal" style:font-name-complex="Lohit Devanagari" style:font-style-complex="normal"/>
    </style:style>
    <style:style style:name="T16" style:family="text">
      <style:text-properties style:font-name="Liberation Serif1" fo:font-style="normal" officeooo:rsid="00181e0d" style:font-name-asian="AR PL SungtiL GB" style:font-style-asian="normal" style:font-name-complex="Lohit Devanagari" style:font-style-complex="normal"/>
    </style:style>
    <style:style style:name="T17" style:family="text">
      <style:text-properties style:font-name="Liberation Serif1" fo:font-weight="normal" style:font-weight-asian="normal" style:font-weight-complex="normal"/>
    </style:style>
    <style:style style:name="T18" style:family="text">
      <style:text-properties style:font-name="Liberation Serif1" fo:font-weight="normal" officeooo:rsid="0020a80e" style:font-weight-asian="normal" style:font-weight-complex="normal"/>
    </style:style>
    <style:style style:name="T19" style:family="text">
      <style:text-properties style:font-name="Liberation Serif1" fo:font-weight="normal" officeooo:rsid="00241c84" style:font-weight-asian="normal" style:font-weight-complex="normal"/>
    </style:style>
    <style:style style:name="T20" style:family="text">
      <style:text-properties style:font-name="Liberation Serif1" fo:font-weight="normal" officeooo:rsid="00256576" style:font-weight-asian="normal" style:font-weight-complex="normal"/>
    </style:style>
    <style:style style:name="T21" style:family="text">
      <style:text-properties style:font-name="Liberation Serif"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fo:font-weight="normal" officeooo:rsid="00181e0d" style:font-weight-asian="normal" style:font-weight-complex="normal"/>
    </style:style>
    <style:style style:name="T24" style:family="text">
      <style:text-properties fo:font-weight="normal" officeooo:rsid="002762cd" style:font-weight-asian="normal" style:font-weight-complex="normal"/>
    </style:style>
    <style:style style:name="T25" style:family="text">
      <style:text-properties officeooo:rsid="002762cd"/>
    </style:style>
    <style:style style:name="T26" style:family="text">
      <style:text-properties officeooo:rsid="002a0e3a"/>
    </style:style>
    <style:style style:name="T27" style:family="text">
      <style:text-properties officeooo:rsid="002b8632"/>
    </style:style>
    <style:style style:name="T28" style:family="text">
      <style:text-properties officeooo:rsid="002cfb3f"/>
    </style:style>
    <style:style style:name="T2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55in" fo:padding-right="0.1055in" draw:shadow="hidden" draw:shadow-offset-x="0.0783in" draw:shadow-offset-y="0.0783in" draw:shadow-color="#808080" style:run-through="foreground"/>
    </style:style>
    <style:style style:name="gr3" style:family="graphic">
      <style:graphic-properties draw:stroke="none" svg:stroke-width="0in" svg:stroke-color="#ffffff" draw:marker-start="" draw:marker-start-width="0.0783in" draw:marker-start-center="false" draw:marker-end="" draw:marker-end-width="0.0783in" draw:marker-end-center="false" svg:stroke-opacity="100%" draw:fill="none" draw:fill-color="#729fcf" draw:textarea-horizontal-align="justify" draw:textarea-vertical-align="middle" draw:auto-grow-height="false" fo:min-height="0.2165in" fo:min-width="0.7866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ffffff" draw:marker-start="" draw:marker-start-width="0.0783in" draw:marker-start-center="false" draw:marker-end="" draw:marker-end-width="0.0783in" draw:marker-end-center="false" svg:stroke-opacity="100%" draw:fill="none" draw:fill-color="#729fcf" draw:textarea-horizontal-align="justify" draw:textarea-vertical-align="middle" draw:auto-grow-height="false" fo:min-height="0.1382in" fo:min-width="0.039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ffffff" draw:marker-start="" draw:marker-start-width="0.0783in" draw:marker-start-center="false" draw:marker-end="" draw:marker-end-width="0.0783in" draw:marker-end-center="false" svg:stroke-opacity="100%" draw:fill="none" draw:fill-color="#729fcf" draw:textarea-horizontal-align="justify" draw:textarea-vertical-align="middle" draw:auto-grow-height="false" fo:min-height="0.2161in" fo:min-width="0.03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ffffff" draw:marker-start="" draw:marker-start-width="0.0783in" draw:marker-start-center="false" draw:marker-end="" draw:marker-end-width="0.0783in" draw:marker-end-center="false" svg:stroke-opacity="100%" draw:fill="none" draw:fill-color="#729fcf" draw:textarea-horizontal-align="justify" draw:textarea-vertical-align="middle" draw:auto-grow-height="false" fo:min-height="0.2165in" fo:min-width="0.51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ffffff" draw:marker-start="" draw:marker-start-width="0.0783in" draw:marker-start-center="false" draw:marker-end="" draw:marker-end-width="0.0783in" draw:marker-end-center="false" svg:stroke-opacity="100%" draw:fill="none" draw:fill-color="#729fcf" draw:textarea-horizontal-align="justify" draw:textarea-vertical-align="middle" draw:auto-grow-height="false" fo:min-height="0.1374in" fo:min-width="0.03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text:span text:style-name="T26">a</text:span>ux</text:p>
      <text:p text:style-name="P2"/>
      <text:p text:style-name="P3">Un <text:span text:style-name="T2">método</text:span> para poder verificar si una formula es una tautolog<text:span text:style-name="T2">í</text:span>a, <text:span text:style-name="T2">contradicción</text:span>, que sea <text:span text:style-name="T2">satisfaceble</text:span> o insatisfacible <text:s/>encontrando un estado para el dicha formula sea verdadera o no, es por medio de tablas <text:span text:style-name="T2">semánticas</text:span> o table<text:span text:style-name="T26">a</text:span>ux.</text:p>
      <text:p text:style-name="P3"/>
      <text:p text:style-name="P3">Un tableau consiste en crear un arbol, buscando una <text:span text:style-name="T2">interpretación</text:span> para la formula, mediante algunas reglas iniciales.</text:p>
      <text:p text:style-name="P3">Dentro de las reglas iniciales para poder usar el <text:span text:style-name="T2">método</text:span> de Tableau, la formula que queremos analizar no debe contener implicaciones, dobles implicaciones y las negaciones deben de afectar a variables atomicas (¬P,¬(True),¬(False)), por lo que deberemos ocupar equivalencias <text:span text:style-name="T2">lógicas</text:span> <text:span text:style-name="T1">y leyes de DeMorgan</text:span> para pasar de una forma a otra, obteniendo una formula solo con conjunciones, disyunciones <text:span text:style-name="T1">y variables atomicas.</text:span></text:p>
      <text:p text:style-name="P3"/>
      <text:p text:style-name="P4">Debemos cuidar <text:span text:style-name="T2">que </text:span>l<text:span text:style-name="T2">os paréntesis </text:span>la formula no llegue a cambiar el significado de la formula original al transformarla.</text:p>
      <text:p text:style-name="P4"/>
      <text:p text:style-name="P4">Para <text:span text:style-name="T2">construir</text:span> un table<text:span text:style-name="T2">a</text:span>u debemos seguir las siguientes reglas.</text:p>
      <text:p text:style-name="P4"/>
      <text:list xml:id="list3469873225" text:style-name="L1">
        <text:list-item>
          <text:p text:style-name="P29">La formula para que deseamos construir el tableau aparece como <text:span text:style-name="T2">raíz</text:span> del <text:span text:style-name="T2">árbol.</text:span></text:p>
        </text:list-item>
        <text:list-item>
          <text:p text:style-name="P29">Si el conector principal de la formula es una <text:span text:style-name="T2">disyunción</text:span>, (A v B), de la <text:span text:style-name="T2">raíz</text:span> del sub<text:span text:style-name="T2">á</text:span>rbol se abren dos ramas, una pasando la primera formula (A) y para la otra rama la <text:span text:style-name="T2">segunda</text:span> (B)</text:p>
          <text:p text:style-name="P30"><draw:g text:anchor-type="paragraph" draw:z-index="0" draw:name="Forma1" draw:style-name="gr1"><draw:line draw:style-name="gr2" draw:text-style-name="P45" svg:x1="3.2591in" svg:y1="0.4535in" svg:x2="3.6528in" svg:y2="0.8866in"><text:p/></draw:line><draw:custom-shape draw:style-name="gr3" draw:text-style-name="P45" svg:width="0.9843in" svg:height="0.3157in" svg:x="2.7472in" svg:y="0.178in"><text:p text:style-name="P46"><text:span text:style-name="T29">A v </text:span><text:span text:style-name="T29">B</text:span></text:p><draw:enhanced-geometry svg:viewBox="0 0 21600 21600" draw:mirror-horizontal="false" draw:mirror-vertical="false" draw:type="rectangle" draw:enhanced-path="M 0 0 L 21600 0 21600 21600 0 21600 0 0 Z N"/></draw:custom-shape><draw:custom-shape draw:style-name="gr4" draw:text-style-name="P45" svg:width="0.2362in" svg:height="0.237in" svg:x="2.6291in" svg:y="0.8862in"><text:p text:style-name="P46"><text:span text:style-name="T29">A</text:span></text:p><draw:enhanced-geometry svg:viewBox="0 0 21600 21600" draw:mirror-horizontal="false" draw:mirror-vertical="false" draw:type="rectangle" draw:enhanced-path="M 0 0 L 21600 0 21600 21600 0 21600 0 0 Z N"/></draw:custom-shape><draw:custom-shape draw:style-name="gr5" draw:text-style-name="P45" svg:width="0.2362in" svg:height="0.315in" svg:x="3.5346in" svg:y="0.8472in"><text:p text:style-name="P46"><text:span text:style-name="T29">B</text:span></text:p><draw:enhanced-geometry svg:viewBox="0 0 21600 21600" draw:type="rectangle" draw:enhanced-path="M 0 0 L 21600 0 21600 21600 0 21600 0 0 Z N"/></draw:custom-shape><draw:line draw:style-name="gr2" draw:text-style-name="P45" svg:x1="3.2197in" svg:y1="0.4535in" svg:x2="2.826in" svg:y2="0.8866in"><text:p/></draw:line></draw:g></text:p>
        </text:list-item>
      </text:list>
      <text:p text:style-name="P5"/>
      <text:p text:style-name="P5"/>
      <text:p text:style-name="P5"/>
      <text:p text:style-name="P5"/>
      <text:p text:style-name="P5"/>
      <text:p text:style-name="P5"/>
      <text:list xml:id="list222132309198760" text:continue-numbering="true" text:style-name="L1">
        <text:list-item>
          <text:p text:style-name="P31">Si la formula en el subárbol en el que nos encontremos es una conjunción (A ^ B), se coloca un operador como hijo del otro.</text:p>
        </text:list-item>
      </text:list>
      <text:p text:style-name="P4"><draw:g text:anchor-type="paragraph" draw:z-index="1" draw:name="Forma2" draw:style-name="gr1"><draw:custom-shape draw:style-name="gr6" draw:text-style-name="P45" svg:width="0.7087in" svg:height="0.3157in" svg:x="2.9165in" svg:y="0.1193in"><text:p text:style-name="P46"><text:span text:style-name="T29">A ^ B</text:span></text:p><draw:enhanced-geometry svg:viewBox="0 0 21600 21600" draw:mirror-horizontal="false" draw:mirror-vertical="false" draw:type="rectangle" draw:enhanced-path="M 0 0 L 21600 0 21600 21600 0 21600 0 0 Z N"/></draw:custom-shape><draw:custom-shape draw:style-name="gr7" draw:text-style-name="P45" svg:width="0.2362in" svg:height="0.2362in" svg:x="3.1528in" svg:y="0.4346in"><text:p text:style-name="P46"><text:span text:style-name="T29">A</text:span></text:p><draw:enhanced-geometry svg:viewBox="0 0 21600 21600" draw:mirror-horizontal="false" draw:mirror-vertical="false" draw:type="rectangle" draw:enhanced-path="M 0 0 L 21600 0 21600 21600 0 21600 0 0 Z N"/></draw:custom-shape><draw:custom-shape draw:style-name="gr5" draw:text-style-name="P45" svg:width="0.2362in" svg:height="0.315in" svg:x="3.1528in" svg:y="1.0248in"><text:p text:style-name="P46"><text:span text:style-name="T29">B</text:span></text:p><draw:enhanced-geometry svg:viewBox="0 0 21600 21600" draw:type="rectangle" draw:enhanced-path="M 0 0 L 21600 0 21600 21600 0 21600 0 0 Z N"/></draw:custom-shape><draw:line draw:style-name="gr2" draw:text-style-name="P45" svg:x1="3.2709in" svg:y1="0.7091in" svg:x2="3.2709in" svg:y2="1.024in"><text:p/></draw:line></draw:g></text:p>
      <text:p text:style-name="P4"/>
      <text:p text:style-name="P4"/>
      <text:p text:style-name="P4"/>
      <text:p text:style-name="P4"/>
      <text:p text:style-name="P4"/>
      <text:p text:style-name="P4"/>
      <text:p text:style-name="P4"/>
      <text:p text:style-name="P6">Esto cubriria las reglas principales para el desarrollo de un tableau, con esto podemos generar un árbol, <text:span text:style-name="T3">lo siguiente es darle una utilidad al árbol creado.</text:span></text:p>
      <text:p text:style-name="P6"/>
      <text:p text:style-name="P7">Cerrando Ramas</text:p>
      <text:p text:style-name="P9">Cada rama que se creo desde la raíz del tableau hasta la punta de ella, representa un posible estado para nuestra formula.</text:p>
      <text:p text:style-name="P9">Como dijimos anteriormente, nuestras formulas solo pueden constar de conjunciones, disyunciones y formulas atomicas, ya sean negadas o simples, lo que nos puede generar que en el camino de la punta de una rama a su raíz tengamos variables de la forma <text:span text:style-name="T5">P </text:span><text:span text:style-name="T4">y </text:span><text:span text:style-name="T5">¬P </text:span><text:span text:style-name="T6">por lo que ese posible estado de nuestro </text:span><text:soft-page-break/><text:span text:style-name="T6">tableau genera una contradicci</text:span><text:span text:style-name="T7">ó</text:span><text:span text:style-name="T6">n, pues se </text:span><text:span text:style-name="T7">traduciría</text:span><text:span text:style-name="T6"> a (</text:span><text:span text:style-name="T8">P^¬P</text:span><text:span text:style-name="T6">)</text:span><text:span text:style-name="T8"> </text:span><text:span text:style-name="T6">, por lo que todo lo que hay debajo de esta rama no </text:span><text:span text:style-name="T7">podría</text:span><text:span text:style-name="T6"> satisfacer la formula.</text:span></text:p>
      <text:p text:style-name="P10"><text:span text:style-name="T6">Entonces, cada que encontremos una variable atomica y su negada en la misma rama podemos dejar ese camino y no seguir desarrollando, a esto le llamaremos </text:span><text:span text:style-name="T8">Cerrar la rama(</text:span><text:span text:style-name="T10">!!</text:span><text:span text:style-name="T8">).</text:span></text:p>
      <text:p text:style-name="P11"/>
      <text:p text:style-name="P12">Esto nos servira al momento de desarrollar los pasos anteriores, que si encontramos una variable con su complemento en un punto, lo cerremos y dejemos de seguir desarrollando por ese camino, lo que nos ahorrara trabajo al crear el tableau.</text:p>
      <text:p text:style-name="P12"/>
      <text:p text:style-name="P14">Interpretacion de ramas cerradas</text:p>
      <text:p text:style-name="P13">Si todas las ramas quedan cerradas, tenemos que la formula original es una contradiccion, es decir que para todos los posibles estados, no hay alguno que pueda satisfacer a la formula.</text:p>
      <text:p text:style-name="P13">Que alguna rama quede abierta, es que podemos dar un estado que satisfaga a la formula original usando interpretaciones.</text:p>
      <text:p text:style-name="P13">Por otro lado, si todas las ramas quedan abiertas, no significa que sea una tautologia.</text:p>
      <text:p text:style-name="P13">Para comprobar esto, debemos crear un nuevo tableau negando la formula original.</text:p>
      <text:p text:style-name="P13">Si en este segundo caso, todas las ramas se cierran, tenemos que la negación de la formula original es una contradicción, lo que significa que la formula original es una tautología.</text:p>
      <text:p text:style-name="P13"/>
      <text:p text:style-name="P8"><text:span text:style-name="T6">Reglas </text:span><text:span text:style-name="T12">α</text:span><text:span text:style-name="T21"> y </text:span><text:span text:style-name="T12">β</text:span></text:p>
      <text:p text:style-name="P15">Estas reglas nos permitiran ir desarrollando la formula conforme la incluyamos al tableau, lo que hara que si encontramos en algun punto la variable con su complemento, nos detengamos ahi, y no sea necesario pasar toda la formula a su forma que mencionamos anteriormente. Las reglas son las siguientes:</text:p>
      <text:p text:style-name="P15"/>
      <text:p text:style-name="P17">α-Reglas</text:p>
      <text:list xml:id="list1804633607" text:style-name="L2">
        <text:list-item>
          <text:p text:style-name="P32"><text:span text:style-name="T21">De A ^ B se deduce A y B</text:span><text:span text:style-name="T11">.--------------</text:span><text:span text:style-name="T13">α</text:span><text:span text:style-name="T12">(1)</text:span></text:p>
        </text:list-item>
        <text:list-item>
          <text:p text:style-name="P32"><text:span text:style-name="T21">De ¬( A v B ) se deduce ¬ A y ¬ B.----</text:span><text:span text:style-name="T13">α</text:span><text:span text:style-name="T12">(2)</text:span></text:p>
        </text:list-item>
        <text:list-item>
          <text:p text:style-name="P32"><text:span text:style-name="T21">De ¬ ( A v B ) se deduce A y ¬ B.------</text:span><text:span text:style-name="T13">α</text:span><text:span text:style-name="T12">(3)</text:span></text:p>
        </text:list-item>
      </text:list>
      <text:p text:style-name="P27"/>
      <text:p text:style-name="P17">β-Reglas</text:p>
      <text:list xml:id="list1084144114" text:style-name="L3">
        <text:list-item>
          <text:p text:style-name="P33"><text:span text:style-name="T12">De A v B se deduce A y, en una rama separada, B. ---------------</text:span><text:span text:style-name="T13">β</text:span><text:span text:style-name="T12">(1)</text:span></text:p>
        </text:list-item>
        <text:list-item>
          <text:p text:style-name="P33"><text:span text:style-name="T12">De ¬ ( A ^ <text:s/>B ) se deduce ¬ A y, en una rama separada, ¬ B.----</text:span><text:span text:style-name="T13">β</text:span><text:span text:style-name="T12">(2)</text:span></text:p>
        </text:list-item>
        <text:list-item>
          <text:p text:style-name="P33"><text:span text:style-name="T12">De A </text:span><text:span text:style-name="T14">→</text:span><text:span text:style-name="T15"> B se deduce ¬A y, <text:s/>en otra rama separada, B.-----------</text:span><text:span text:style-name="T16">β</text:span><text:span text:style-name="T15">(3)</text:span></text:p>
        </text:list-item>
      </text:list>
      <text:p text:style-name="P16"/>
      <text:p text:style-name="P16">Por ultimo es la regla de cierre que hace alucion al cerrar ramas.</text:p>
      <text:list xml:id="list1477475502" text:style-name="L4">
        <text:list-item>
          <text:p text:style-name="P34">Cerrar cualquier rama que tenga A y ¬ A (Para cualquier A), o bien tenga ¬ True o False.</text:p>
        </text:list-item>
      </text:list>
      <text:p text:style-name="P18"/>
      <text:p text:style-name="P19">Desarrollo de la implementaición.</text:p>
      <text:p text:style-name="P19"/>
      <text:p text:style-name="P42">El primer problema que enfrentamos fue como pasar una proposicion a un tipo de dato sobre el que podamos ir haciendo recorridos. El primer intento fue hacerlo con listas pues pensamos que seria mas facil, pero llegamos a un punto en que no sabiamos como tratar con las disyunciones, pues algo de un lado de una disyuncion nos afectaba el otro lado. <text:s/>Decidimos cambiarnos a arboles y fue entonces que solucionamos que un lado de la disyuncion afectara al otro.</text:p>
      <text:p text:style-name="P42">Despues de eso nos enfrentamos a otro problema, ya teniamos toda la proposicion traducida a arboles, ya teniamos las hojas, ahora solo quedaba cerrar ramas.</text:p>
      <text:p text:style-name="P42"><text:soft-page-break/>Sin embargo aquí fue donde encontramos el siguiente error, pues no teniamos una forma para poder acceder <text:span text:style-name="T27">al arbol por encima del nodo que teniamos, el Tree que definimos en el laboratorio fue insuficiente.</text:span></text:p>
      <text:p text:style-name="P43">Pensamos en hacer un </text:p>
      <text:p text:style-name="P43"><text:tab/><text:tab/><text:tab/>type Tree a = Empty | Branch a (Tree a ) (Tree a) (Tree a)<text:tab/></text:p>
      <text:p text:style-name="P43">Siendo el primer Tree que aparece el arbol que tenemos por encima al nodo en el que estamos actualmente; tuvimos problemas a la hora de definir una hoja pues no podiamos poner un Arbol generico como padre, pero seguimos sobre este esquema, pensando que podriamos ir definiendo cada hoja cuando se necesitara. Despues tuvimos mas problemas a la hora de hacer las funciones de alfaRegla y betaRegla asi que decimos dejarlo ahi.</text:p>
      <text:p text:style-name="P43">Empezamos a buscar en LearnHaskell y ahi nos topamos con los Zipper y decidimos que esa seria la forma de seguir con el proyecto <text:span text:style-name="T28">ya que un Zipper no guarda solamente el arbol</text:span> <text:span text:style-name="T28">actual (y sus subarboles), sino que tambien guarda informacion de su arbol “hermano” y de su arbol “padre”, poder ir hacia arriba <text:s/>en un arbol ya resultaba posible, por lo que ya podiamos ir cerrando ramas. En este caso la informacion del arbol hermano la desechamos, pues no nos importaba que pasaba con el.</text:span></text:p>
      <text:p text:style-name="P43">Ya con los Zippers seguimos trabajando y, aunque un poco engorroso, pudimos seguir haciendo las definiciones e incluso llegamos a terminar un </text:p>
      <text:p text:style-name="P43"><text:tab/><text:tab/>satisfacible :: Prop → Bool <text:s text:c="8"/>y un <text:s text:c="7"/>tautologia :: Prop → Bool </text:p>
      <text:p text:style-name="P43">Sin embargo fallaban en casos muy sencillos y solo daban lo que se esperaba en casos muy especificos y ahi nos dimos cuenta de que algo fallaba.</text:p>
      <text:p text:style-name="P43">Despues de revisar por bastante tiempo nos dimos cuenta de que lo que fallaba era el metodo para cerrar <text:span text:style-name="T28">las ramas y era debido a la facilitud con la que nos perdiamos a la hora de trabajar con los Zippers, asi que optamos por hacer un truco. </text:span></text:p>
      <text:p text:style-name="P44">A cada hoja en su forma Zipper le sacamos una lista desde la hoja hasta la raiz del arbol y para cerrar las ramas tan solo habia que ver si habia alguna contradiccion en el camino.</text:p>
      <text:p text:style-name="P44">Al final, para obtener si es satisfacible solo comprobamos si alguna de las listas se quedo “abierta” y para saber si es tautologia, solo negamos la proposicion de entrada y vemos que no queden listas “cerradas”</text:p>
      <text:p text:style-name="P19"/>
      <text:p text:style-name="P20">Demostraciones.</text:p>
      <text:list xml:id="list939370217" text:style-name="L5">
        <text:list-item>
          <text:p text:style-name="P35">Teorema 1. (Correctud): <text:span text:style-name="T22">Si hay un tableau cerrado para </text:span><text:span text:style-name="T17">Γ</text:span><text:span text:style-name="T22">, et tntonces </text:span><text:span text:style-name="T17">Γ no tiene un modelo.</text:span></text:p>
        </text:list-item>
        <text:list-item>
          <text:p text:style-name="P35"><text:span text:style-name="T9">Teorema 2. (Completud): </text:span><text:span text:style-name="T17">Si <text:s/>Γ no tiene un modelo, entonces existe un tableau T(Γ) cerrado.</text:span></text:p>
        </text:list-item>
      </text:list>
      <text:p text:style-name="P37"/>
      <text:p text:style-name="P37"/>
      <text:p text:style-name="P28"><text:span text:style-name="T9">1.-</text:span><text:span text:style-name="T22">Si hay un tableau cerrado para </text:span><text:span text:style-name="T17">Γ</text:span><text:span text:style-name="T22">, entonces </text:span><text:span text:style-name="T17">Γ no tiene un modelo.</text:span></text:p>
      <text:p text:style-name="P37">Como los tableux son arboles, haremos la demostración por inducción sobre el árbol.</text:p>
      <text:p text:style-name="P37">Sea t un subarbol de un nodo n del árbol, si t es cerrado, implica que su conjunto de formulas no es satisfactorio.</text:p>
      <text:p text:style-name="P37"/>
      <text:p text:style-name="P21"><text:span text:style-name="T17">Haremos la demostracion por inducci</text:span><text:span text:style-name="T18">ón</text:span><text:span text:style-name="T17">, sobre la altura del nodo h del nodo n, anteriormente mencionado.</text:span></text:p>
      <text:p text:style-name="P38"/>
      <text:p text:style-name="P21">Caso base:</text:p>
      <text:p text:style-name="P38">Una hoja cerrada implica que su conjunto de formulas es insatisfacible, es decir, que para cualquier interpretacion de la variable de al menos una formula es falso, por <text:s/>lo que cumple lo que queriamos demostrar.</text:p>
      <text:p text:style-name="P22">Paso inductivo: </text:p>
      <text:p text:style-name="P22"><text:span text:style-name="T17">Si l</text:span><text:span text:style-name="T18">as formulas de</text:span><text:span text:style-name="T17"> hijos derecho e izquierdo del nodo son insatisfacibles, </text:span><text:span text:style-name="T18">entonces tenemos dos casos:</text:span></text:p>
      <text:p text:style-name="P39">1) La formula del nodo por si misma es insatisfacible</text:p>
      <text:p text:style-name="P39">2)Las formulas de los hijos del nodo fueron las que generaron la insatisfacibilidad.</text:p>
      <text:p text:style-name="P39"/>
      <text:p text:style-name="P23"><text:span text:style-name="T9">Caso base: </text:span><text:span text:style-name="T17">La altura del árbol es 0.</text:span></text:p>
      <text:p text:style-name="P23"><text:span text:style-name="T17">Supongamos el árbol se cierra, dado a que es una hoja, </text:span><text:span text:style-name="T19">su conjunto de formulas debe tener una variable “P” y “¬P”, por lo que no es posible dar un modelo satisfactorio.</text:span></text:p>
      <text:p text:style-name="P24"/>
      <text:p text:style-name="P24"><text:span text:style-name="T9">Paso Inductivo: </text:span><text:span text:style-name="T17">Sea un nodo </text:span><text:span text:style-name="T20">n</text:span><text:span text:style-name="T17"> que tiene altura mayor a 0 en el subarbol Ts. Debemos demostrad que si Ts es cerrado, implica que el conjunto de formulas hasta el nodo no es satisfacible.</text:span></text:p>
      <text:p text:style-name="P24"/>
      <text:p text:style-name="P40">Por la hipotesis de induccion podemos suponer que para cualquier nodo que se encuentre a una altura menor a la de nuestro nodo n, <text:s/>si sus subarboles se cierran, entonces su conjunto de formulas no son satisfactorias.</text:p>
      <text:p text:style-name="P40"/>
      <text:p text:style-name="P25"><text:span text:style-name="T17">Desde la altura de n mayores a 0, se ocuparon la <text:s/></text:span><text:span text:style-name="T23">α-</text:span><text:span text:style-name="T22">reglas y las <text:s/></text:span><text:span text:style-name="T23">β-</text:span><text:span text:style-name="T22">reglas para generar a los nodos hijos de n, </text:span><text:span text:style-name="T24">obteniendo los dos ejemplos de graficas que se ocuparon anteriormente, lo que nos genera dos casos.</text:span></text:p>
      <text:p text:style-name="P41"/>
      <text:p text:style-name="P26"><text:span text:style-name="T25">C</text:span>aso 1:<text:span text:style-name="T22"> Los hijos fue generados a partir de una disyuncion. Por <text:s/>lo que el conjunto de formulas hasta ese punto costa de las formulas de n uniendo (A^B), </text:span></text:p>
      <text:p text:style-name="P3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3:04:49.481759945</meta:creation-date>
    <dc:date>2019-03-24T22:21:30.430422007</dc:date>
    <meta:editing-duration>PT1H24M51S</meta:editing-duration>
    <meta:editing-cycles>9</meta:editing-cycles>
    <meta:generator>LibreOffice/6.0.7.3$Linux_X86_64 LibreOffice_project/00m0$Build-3</meta:generator>
    <meta:document-statistic meta:table-count="0" meta:image-count="0" meta:object-count="0" meta:page-count="4" meta:paragraph-count="66" meta:word-count="1569" meta:character-count="8850" meta:non-whitespace-character-count="7327"/>
  </office:meta>
</office:document-meta>
</file>